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215cm"/>
    </style:style>
    <style:style style:name="ro1" style:family="table-row">
      <style:table-row-properties style:row-height="0.674cm" fo:break-before="auto" style:use-optimal-row-height="false"/>
    </style:style>
    <style:style style:name="ro2" style:family="table-row">
      <style:table-row-properties style:row-height="0.0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01-02-2014_20_-_20_04-06-201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diagonal-bl-tr="none" style:diagonal-tl-br="none" fo:background-color="transparent" fo:border="none" fo:padding="0.071cm" style:rotation-align="none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 style:data-style-name="N154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 style:data-style-name="N106"/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19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date" office:date-value="2014-02-14">
            <text:p>14/02/2014</text:p>
          </table:table-cell>
          <table:table-cell table:style-name="ce3" office:value-type="time" office:time-value="PT02H00M00S">
            <text:p>2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5">
            <text:p>25/02/2014</text:p>
          </table:table-cell>
          <table:table-cell table:style-name="ce3" office:value-type="time" office:time-value="PT02H30M00S">
            <text:p>2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6">
            <text:p>26/02/2014</text:p>
          </table:table-cell>
          <table:table-cell table:style-name="ce3" office:value-type="time" office:time-value="PT02H00M00S">
            <text:p>2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8">
            <text:p>28/02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2">
            <text:p>12/03/2014</text:p>
          </table:table-cell>
          <table:table-cell table:style-name="ce3" office:value-type="time" office:time-value="PT02H00M00S">
            <text:p>2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24">
            <text:p>24/03/2014</text:p>
          </table:table-cell>
          <table:table-cell table:style-name="ce3" office:value-type="time" office:time-value="PT01H00M00S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26">
            <text:p>26/03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30">
            <text:p>30/03/2014</text:p>
          </table:table-cell>
          <table:table-cell table:style-name="ce3" office:value-type="time" office:time-value="PT02H30M00S">
            <text:p>2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31">
            <text:p>31/03/2014</text:p>
          </table:table-cell>
          <table:table-cell table:style-name="ce3" office:value-type="time" office:time-value="PT02H30M00S">
            <text:p>2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14">
            <text:p>14/04/2014</text:p>
          </table:table-cell>
          <table:table-cell table:style-name="ce3" office:value-type="time" office:time-value="PT02H00M00S">
            <text:p>2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19">
            <text:p>19/04/2014</text:p>
          </table:table-cell>
          <table:table-cell table:style-name="ce3" office:value-type="time" office:time-value="PT05H30M00S">
            <text:p>5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0">
            <text:p>20/04/2014</text:p>
          </table:table-cell>
          <table:table-cell table:style-name="ce3" office:value-type="time" office:time-value="PT04H00M00S">
            <text:p>4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1">
            <text:p>21/04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2">
            <text:p>22/04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3">
            <text:p>23/04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4">
            <text:p>24/04/2014</text:p>
          </table:table-cell>
          <table:table-cell table:style-name="ce3" office:value-type="time" office:time-value="PT04H30M00S">
            <text:p>4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5">
            <text:p>25/04/2014</text:p>
          </table:table-cell>
          <table:table-cell table:style-name="ce3" office:value-type="time" office:time-value="PT03H00M00S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6">
            <text:p>26/04/2014</text:p>
          </table:table-cell>
          <table:table-cell table:style-name="ce3" office:value-type="time" office:time-value="PT07H30M00S">
            <text:p>7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7">
            <text:p>27/04/2014</text:p>
          </table:table-cell>
          <table:table-cell table:style-name="ce3" office:value-type="time" office:time-value="PT06H00M00S">
            <text:p>6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5-02">
            <text:p>02/05/2014</text:p>
          </table:table-cell>
          <table:table-cell table:style-name="ce3" office:value-type="time" office:time-value="PT01H30M00S">
            <text:p>1.3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5-03">
            <text:p>03/05/2014</text:p>
          </table:table-cell>
          <table:table-cell table:style-name="ce3" office:value-type="time" office:time-value="PT09H00M00S">
            <text:p>9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5-04">
            <text:p>04/05/2014</text:p>
          </table:table-cell>
          <table:table-cell table:style-name="ce3" office:value-type="time" office:time-value="PT16H00M00S">
            <text:p>16.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5-05">
            <text:p>05/05/2014</text:p>
          </table:table-cell>
          <table:table-cell table:style-name="ce3" office:value-type="time" office:time-value="PT11H00M00S">
            <text:p>11.00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1">
          <table:table-cell table:style-name="ce1" office:value-type="date" office:date-value="2014-05-15">
            <text:p>15/05/2014</text:p>
          </table:table-cell>
          <table:table-cell table:style-name="ce3" office:value-type="time" office:time-value="PT02H00M00S">
            <text:p>2.00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1">
          <table:table-cell table:style-name="ce1" office:value-type="date" office:date-value="2014-05-19">
            <text:p>19/05/2014</text:p>
          </table:table-cell>
          <table:table-cell table:style-name="ce3" office:value-type="time" office:time-value="PT02H00M00S">
            <text:p>2.00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1">
          <table:table-cell table:style-name="ce1" office:value-type="date" office:date-value="2014-05-22">
            <text:p>22/05/2014</text:p>
          </table:table-cell>
          <table:table-cell table:style-name="ce3" office:value-type="time" office:time-value="PT01H00M00S">
            <text:p>1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formula="of:=SUM([.B1:.B27])" office:value-type="time" office:time-value="PT104H30M00S">
            <text:p>104:30</text:p>
          </table:table-cell>
          <table:table-cell table:number-columns-repeated="1022"/>
        </table:table-row>
        <table:table-row table:style-name="ro2" table:number-rows-repeated="1048183">
          <table:table-cell table:number-columns-repeated="1024"/>
        </table:table-row>
        <table:table-row table:style-name="ro3" table:number-rows-repeated="3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s.A1:ts.AMG104856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 number:truncate-on-overflow="false">
      <number:hours number:style="long"/>
      <number:text>:</number:text>
      <number:minutes number:style="long"/>
    </number:time-style>
    <number:date-style style:name="N107">
      <number:text>B2</number:text>
      <number:day number:style="long"/>
      <number:text>/</number:text>
      <number:month number:style="long"/>
      <number:text>/</number:text>
      <number:year/>
    </number:date-style>
    <number:currency-style style:name="N1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9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time-style style:name="N10107" number:language="fr" number:country="BE">
      <number:hours/>
      <number:text>:</number:text>
      <number:minutes number:style="long"/>
    </number:time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7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17P2" style:volatile="true">
      <number:fill-character> </number:fill-character>
      <number:text>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fill-character> </number:fill-character>
      <number:number number:decimal-places="0" number:min-integer-digits="1" number:grouping="true"/>
      <number:text> kr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21P2" style:volatile="true">
      <number:fill-character> </number:fill-character>
      <number:text>- k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25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kr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 number:style="long"/>
      <number:text>.</number:text>
      <number:month/>
      <number:text>.</number:text>
      <number:year number:style="long"/>
      <number:text> г.</number:text>
    </number:date-style>
    <number:date-style style:name="N135">
      <number:year number:style="long"/>
      <number:text>/</number:text>
      <number:month/>
      <number:text>/</number:text>
      <number:day/>
    </number:date-style>
    <number:date-style style:name="N136">
      <number:day/>
      <number:text>.</number:text>
      <number:month/>
      <number:text>.</number:text>
      <number:year number:style="long"/>
    </number:date-style>
    <number:date-style style:name="N137">
      <number:day number:style="long"/>
      <number:text>.</number:text>
      <number:month number:style="long"/>
      <number:text>.</number:text>
      <number:year number:style="long"/>
    </number:date-style>
    <number:date-style style:name="N138">
      <number:day/>
      <number:text>/</number:text>
      <number:month/>
      <number:text>/</number:text>
      <number:year number:style="long"/>
    </number:date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year number:style="long"/>
      <number:text>/</number:text>
      <number:month number:style="long"/>
      <number:text>/</number:text>
      <number:day number:style="long"/>
    </number:date-style>
    <number:date-style style:name="N141">
      <number:year number:style="long"/>
      <number:text>. </number:text>
      <number:month number:style="long"/>
      <number:text>. </number:text>
      <number:day number:style="long"/>
      <number:text>.</number:text>
    </number:date-style>
    <number:date-style style:name="N142">
      <number:day/>
      <number:text>. </number:text>
      <number:month/>
      <number:text>. </number:text>
      <number:year number:style="long"/>
    </number:date-style>
    <number:date-style style:name="N143">
      <number:day/>
      <number:text>/</number:text>
      <number:month/>
      <number:text>/bbbb</number:text>
    </number:date-style>
    <number:date-style style:name="N144">
      <number:day/>
      <number:text>.</number:text>
      <number:month number:style="long"/>
      <number:text>.</number:text>
      <number:year number:style="long"/>
    </number:date-style>
    <number:date-style style:name="N145">
      <number:year number:style="long"/>
      <number:text>.</number:text>
      <number:month number:style="long"/>
      <number:text>.</number:text>
      <number:day number:style="long"/>
      <number:text>.</number:text>
    </number:date-style>
    <number:date-style style:name="N146">
      <number:year number:style="long"/>
      <number:text>.</number:text>
      <number:month number:style="long"/>
      <number:text>.</number:text>
      <number:day number:style="long"/>
    </number:date-style>
    <number:date-style style:name="N147">
      <number:day number:style="long"/>
      <number:text>.</number:text>
      <number:month number:style="long"/>
      <number:text>.</number:text>
      <number:year/>
    </number:date-style>
    <number:date-style style:name="N148">
      <number:day number:style="long"/>
      <number:text>/</number:text>
      <number:month number:style="long"/>
      <number:text> </number:text>
      <number:year number:style="long"/>
    </number:date-style>
    <number:date-style style:name="N149">
      <number:year/>
      <number:text>.</number:text>
      <number:month number:style="long"/>
      <number:text>.</number:text>
      <number:day number:style="long"/>
    </number:date-style>
    <number:date-style style:name="N150">
      <number:day/>
      <number:text>/</number:text>
      <number:month number:style="long"/>
      <number:text>/</number:text>
      <number:year number:style="long"/>
    </number:date-style>
    <number:date-style style:name="N151">
      <number:month number:style="long"/>
      <number:text>/</number:text>
      <number:day number:style="long"/>
      <number:text>/</number:text>
      <number:year number:style="long"/>
    </number:date-style>
    <number:time-style style:name="N152">
      <number:am-pm/>
      <number:text> </number:text>
      <number:hours number:style="long"/>
      <number:text>:</number:text>
      <number:minutes number:style="long"/>
    </number:time-style>
    <number:time-style style:name="N153">
      <number:hours/>
      <number:text>:</number:text>
      <number:minutes number:style="long"/>
    </number:time-style>
    <number:time-style style:name="N154">
      <number:hours/>
      <number:text>.</number:text>
      <number:minutes number:style="long"/>
    </number:time-style>
    <number:time-style style:name="N155">
      <number:am-pm/>
      <number:text> </number:text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.</number:text>
      <number:am-pm/>
    </number:time-style>
    <number:time-style style:name="N157">
      <number:hours number:style="long"/>
      <number:text>.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60">
      <number:hours number:style="long"/>
      <number:text>:</number:text>
      <number:minutes/>
    </number:time-style>
    <number:time-style style:name="N161">
      <number:hours number:style="long"/>
      <number:hours number:style="long"/>
      <number:text>:</number:text>
      <number:minutes number:style="long"/>
    </number:tim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e_5f_1" style:display-name="date_1" style:family="table-cell" style:parent-style-name="Default" style:data-style-name="N107">
      <style:table-cell-properties fo:padding="0.071cm"/>
    </style:style>
    <style:style style:name="Excel_5f_BuiltIn_5f_20_25__20_-_20_Dekorfärg1" style:display-name="Excel_BuiltIn_20% - Dekorfärg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Dekorfärg2" style:display-name="Excel_BuiltIn_20% - Dekorfärg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Dekorfärg3" style:display-name="Excel_BuiltIn_20% - Dekorfärg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Dekorfärg4" style:display-name="Excel_BuiltIn_20% - Dekorfärg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Dekorfärg5" style:display-name="Excel_BuiltIn_20% - Dekorfärg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Dekorfärg6" style:display-name="Excel_BuiltIn_20% - Dekorfärg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1" style:display-name="Excel_BuiltIn_40% - Dekorfärg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2" style:display-name="Excel_BuiltIn_40% - Dekorfärg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3" style:display-name="Excel_BuiltIn_40% - Dekorfärg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4" style:display-name="Excel_BuiltIn_40% - Dekorfärg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5" style:display-name="Excel_BuiltIn_40% - Dekorfärg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Dekorfärg6" style:display-name="Excel_BuiltIn_40% - Dekorfärg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1" style:display-name="Excel_BuiltIn_60% - Dekorfärg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2" style:display-name="Excel_BuiltIn_60% - Dekorfärg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3" style:display-name="Excel_BuiltIn_60% - Dekorfärg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4" style:display-name="Excel_BuiltIn_60% - Dekorfärg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5" style:display-name="Excel_BuiltIn_60% - Dekorfärg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Dekorfärg6" style:display-name="Excel_BuiltIn_60% - Dekorfärg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nteckning" style:display-name="Excel_BuiltIn_Anteckning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Beräkning" style:display-name="Excel_BuiltIn_Beräkning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Bra" style:display-name="Excel_BuiltIn_Br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Dålig" style:display-name="Excel_BuiltIn_Dålig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1" style:display-name="Excel_BuiltIn_Färg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2" style:display-name="Excel_BuiltIn_Färg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3" style:display-name="Excel_BuiltIn_Färg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4" style:display-name="Excel_BuiltIn_Färg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5" style:display-name="Excel_BuiltIn_Färg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ärg6" style:display-name="Excel_BuiltIn_Färg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Förklarande_20_text" style:display-name="Excel_BuiltIn_Förklarande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Indata" style:display-name="Excel_BuiltIn_Indata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Kontrollcell" style:display-name="Excel_BuiltIn_Kontroll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Länkad_20_cell" style:display-name="Excel_BuiltIn_Länka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Rubrik" style:display-name="Excel_BuiltIn_Rubrik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Rubrik_20_1" style:display-name="Excel_BuiltIn_Rubrik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Rubrik_20_2" style:display-name="Excel_BuiltIn_Rubrik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Rubrik_20_3" style:display-name="Excel_BuiltIn_Rubrik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Rubrik_20_4" style:display-name="Excel_BuiltIn_Rubrik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Summa" style:display-name="Excel_BuiltIn_Summa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Utdata" style:display-name="Excel_BuiltIn_Utdata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arningstext" style:display-name="Excel_BuiltIn_Varnings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Bold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TR-Date" style:family="table-cell" style:parent-style-name="Default" style:data-style-name="N1010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ate_20_Gray" style:display-name="GTR-Date Gray" style:family="table-cell" style:parent-style-name="Default" style:data-style-name="N10106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ate_20_Red" style:display-name="GTR-Date Red" style:family="table-cell" style:parent-style-name="Default" style:data-style-name="N10106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ate_20_Yellow" style:display-name="GTR-Date Yellow" style:family="table-cell" style:parent-style-name="Default" style:data-style-name="N10106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" style:family="table-cell" style:parent-style-name="Default" style:data-style-name="N106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Gray" style:display-name="GTR-Duration Gray" style:family="table-cell" style:parent-style-name="Default" style:data-style-name="N106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Red" style:display-name="GTR-Duration Red" style:family="table-cell" style:parent-style-name="Default" style:data-style-name="N106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Vague" style:display-name="GTR-Duration Vague" style:family="table-cell" style:parent-style-name="Default" style:data-style-name="N106">
      <style:table-cell-properties fo:background-color="transparent" fo:padding="0.071cm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Vague_20_Gray" style:display-name="GTR-Duration Vague Gray" style:family="table-cell" style:parent-style-name="Default" style:data-style-name="N106">
      <style:table-cell-properties fo:background-color="#c0c0c0" fo:padding="0.071cm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Vague_20_Red" style:display-name="GTR-Duration Vague Red" style:family="table-cell" style:parent-style-name="Default" style:data-style-name="N106">
      <style:table-cell-properties fo:background-color="#ffcc99" fo:padding="0.071cm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Vague_20_Yellow" style:display-name="GTR-Duration Vague Yellow" style:family="table-cell" style:parent-style-name="Default" style:data-style-name="N106">
      <style:table-cell-properties fo:background-color="#ffff99" fo:padding="0.071cm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Duration_20_Yellow" style:display-name="GTR-Duration Yellow" style:family="table-cell" style:parent-style-name="Default" style:data-style-name="N106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Gray" style:family="table-cell" style:parent-style-name="Default">
      <style:table-cell-properties fo:background-color="#c0c0c0" fo:padding="0.071cm"/>
    </style:style>
    <style:style style:name="GTR-Number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Red" style:family="table-cell" style:parent-style-name="Default">
      <style:table-cell-properties fo:background-color="#ffcc99" fo:padding="0.071cm"/>
    </style:style>
    <style:style style:name="GTR-Text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Time" style:family="table-cell" style:parent-style-name="Default" style:data-style-name="N10107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Time_20_Gray" style:display-name="GTR-Time Gray" style:family="table-cell" style:parent-style-name="Default" style:data-style-name="N10107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Time_20_Red" style:display-name="GTR-Time Red" style:family="table-cell" style:parent-style-name="Default" style:data-style-name="N10107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Time_20_Yellow" style:display-name="GTR-Time Yellow" style:family="table-cell" style:parent-style-name="Default" style:data-style-name="N10107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Vague" style:family="table-cell" style:parent-style-name="Default">
      <style:table-cell-properties fo:padding="0.071cm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TR-Yellow" style:family="table-cell" style:parent-style-name="Default">
      <style:table-cell-properties fo:background-color="#ffff99"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000-00-00T21:51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-02-2014_20_-_20_04-06-2014" style:display-name="PageStyle_01-02-2014 - 04-06-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 Report 2011-02-01 - 2011-02-28</dc:title>
    <dc:description>Made with GTimeReport. http://www.gtimereport.com</dc:description>
    <meta:initial-creator>Carl</meta:initial-creator>
    <meta:creation-date>2012-10-22T00:06:13</meta:creation-date>
    <dc:date>2014-06-03T22:13:52</dc:date>
    <meta:generator>LibreOffice/4.0.2.2$Linux_X86_64 LibreOffice_project/400m0$Build-2</meta:generator>
    <meta:editing-duration>P0D</meta:editing-duration>
    <meta:editing-cycles>1</meta:editing-cycles>
    <meta:document-statistic meta:table-count="1" meta:cell-count="53" meta:object-count="0"/>
  </office:meta>
</office:document-meta>
</file>